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7000000D9335AE1703A13D481.png" manifest:media-type="image/png"/>
  <manifest:file-entry manifest:full-path="Pictures/100010580000909C0000166FD21A14F0A9096EB5.svg" manifest:media-type="image/svg+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BrightBlue-title">
      <style:graphic-properties fo:min-height="3.466cm"/>
    </style:style>
    <style:style style:name="pr8" style:family="presentation" style:parent-style-name="BrightBlue-outline1">
      <style:graphic-properties draw:stroke="none" draw:fill="none" fo:min-height="11.929cm"/>
    </style:style>
    <style:style style:name="pr9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base tuning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m.g</text:p>
            <text:p/>
            <text:p>my profil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6cm" svg:x="1.4cm" svg:y="0.8cm" presentation:class="title" presentation:placeholder="true">
          <draw:text-box/>
        </draw:frame>
        <draw:frame presentation:style-name="pr8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atabase tun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7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3">
      <draw:frame draw:style-name="Mgr5" draw:text-style-name="MP10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335AE1703A13D481.png" xlink:type="simple" xlink:show="embed" xlink:actuate="onLoad"/>
      </draw:frame>
      <draw:frame presentation:style-name="BrightBlue-title" draw:layer="backgroundobjects" svg:width="19.5cm" svg:height="3.466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6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447cm" svg:x="9.575cm" svg:y="19.129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1:07:38.235639373</meta:creation-date>
    <meta:editing-duration>PT5M11S</meta:editing-duration>
    <meta:editing-cycles>2</meta:editing-cycles>
    <meta:generator>LibreOffice/5.1.6.2$Linux_X86_64 LibreOffice_project/10m0$Build-2</meta:generator>
    <dc:date>2018-05-21T11:12:42.916012141</dc:date>
    <meta:document-statistic meta:object-count="72"/>
    <meta:template xlink:type="simple" xlink:actuate="onRequest" xlink:title="" xlink:href="../../../../../../usr/lib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